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p_coursework_077_Mean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46890ns or 0.000046890s</text:p>
          </table:table-cell>
          <table:table-cell/>
          <table:table-cell office:value-type="float" office:value="0.00004689" calcext:value-type="float">
            <text:p>4.689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47101ns or 0.000047101s</text:p>
          </table:table-cell>
          <table:table-cell/>
          <table:table-cell office:value-type="float" office:value="0.000047101" calcext:value-type="float">
            <text:p>4.7101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228151ns or 0.000228151s</text:p>
          </table:table-cell>
          <table:table-cell/>
          <table:table-cell office:value-type="float" office:value="0.000228151" calcext:value-type="float">
            <text:p>0.00022815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76009ns or 0.000076009s</text:p>
          </table:table-cell>
          <table:table-cell/>
          <table:table-cell office:value-type="float" office:value="0.000076009" calcext:value-type="float">
            <text:p>7.6009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246018ns or 0.000246018s</text:p>
          </table:table-cell>
          <table:table-cell/>
          <table:table-cell office:value-type="float" office:value="0.000246018" calcext:value-type="float">
            <text:p>0.00024601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75122ns or 0.000075122s</text:p>
          </table:table-cell>
          <table:table-cell/>
          <table:table-cell office:value-type="float" office:value="0.000075122" calcext:value-type="float">
            <text:p>7.5122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104942ns or 0.000104942s</text:p>
          </table:table-cell>
          <table:table-cell/>
          <table:table-cell office:value-type="float" office:value="0.000104942" calcext:value-type="float">
            <text:p>0.0001049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73750ns or 0.000073750s</text:p>
          </table:table-cell>
          <table:table-cell/>
          <table:table-cell office:value-type="float" office:value="0.00007375" calcext:value-type="float">
            <text:p>7.375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183053ns or 0.000183053s</text:p>
          </table:table-cell>
          <table:table-cell/>
          <table:table-cell office:value-type="float" office:value="0.000183053" calcext:value-type="float">
            <text:p>0.00018305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46028ns or 0.000046028s</text:p>
          </table:table-cell>
          <table:table-cell/>
          <table:table-cell office:value-type="float" office:value="0.000046028" calcext:value-type="float">
            <text:p>4.6028E-0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an </text:p>
          </table:table-cell>
          <table:table-cell/>
          <table:table-cell table:formula="of:=AVERAGE([.C2:.C20])" office:value-type="float" office:value="0.0001127064" calcext:value-type="float">
            <text:p>0.0001127064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5T15:14:26.849839221</dc:date>
    <meta:editing-duration>PT1H12M5S</meta:editing-duration>
    <meta:editing-cycles>1</meta:editing-cycles>
    <meta:document-statistic meta:table-count="1" meta:cell-count="43" meta:object-count="0"/>
    <meta:generator>LibreOffice/6.0.7.3$Linux_X86_64 LibreOffice_project/00m0$Build-3</meta:generator>
  </office:meta>
</office:document-meta>
</file>